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>
      <style:text-properties officeooo:rsid="00135e4f" officeooo:paragraph-rsid="00135e4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2845511" text:style-name="L1">
        <text:list-item>
          <text:p text:style-name="P1">Nobody has spoken to God</text:p>
        </text:list-item>
        <text:list-item>
          <text:p text:style-name="P1">Nobody knows the name of God</text:p>
        </text:list-item>
        <text:list-item>
          <text:p text:style-name="P1">Nobody knows the character of God</text:p>
        </text:list-item>
        <text:list-item>
          <text:p text:style-name="P1">Nobody may speak for God</text:p>
        </text:list-item>
        <text:list-item>
          <text:p text:style-name="P1">No messenger exists for God</text:p>
        </text:list-item>
        <text:list-item>
          <text:p text:style-name="P1">No human can claim genetic lineage from God</text:p>
        </text:list-item>
        <text:list-item>
          <text:p text:style-name="P1">No human can claim spiritual lineage from God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25T15:43:13.186925358</dc:date>
    <meta:editing-duration>PT4M5S</meta:editing-duration>
    <meta:editing-cycles>1</meta:editing-cycles>
    <meta:document-statistic meta:table-count="0" meta:image-count="0" meta:object-count="0" meta:page-count="1" meta:paragraph-count="8" meta:word-count="51" meta:character-count="240" meta:non-whitespace-character-count="204"/>
    <meta:generator>LibreOffice/6.4.7.2$Linux_X86_64 LibreOffice_project/40$Build-2</meta:generator>
  </office:meta>
</office:document-meta>
</file>